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" style:family="paragraph" style:parent-style-name="Text_20_body" style:master-page-name="">
      <style:paragraph-properties fo:margin-left="0cm" fo:margin-right="0cm" fo:margin-top="0cm" fo:margin-bottom="0.247cm" style:contextual-spacing="false" fo:line-height="114%" fo:text-indent="0cm" style:auto-text-indent="false" style:page-number="auto" fo:break-before="auto" fo:break-after="auto" fo:padding="0cm" fo:border="none"/>
      <style:text-properties fo:color="#1b1c1d" loext:opacity="100%" style:font-name="Google Sans Tex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b1c1d" loext:opacity="100%" style:font-name="Google Sans Text"/>
    </style:style>
    <style:style style:name="P4" style:family="paragraph" style:parent-style-name="Horizontal_20_Line">
      <style:paragraph-properties fo:margin-top="0cm" fo:margin-bottom="0.423cm" style:contextual-spacing="false" fo:line-height="114%"/>
      <style:text-properties fo:color="#1b1c1d" loext:opacity="100%" style:font-name="Google Sans Text"/>
    </style:style>
    <style:style style:name="P5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7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8" style:family="paragraph" style:parent-style-name="Text_20_body" style:list-style-name="L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9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10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1" style:family="paragraph" style:parent-style-name="Text_20_body" style:list-style-name="L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2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13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4" style:family="paragraph" style:parent-style-name="Preformatted_20_Text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5" style:family="paragraph" style:parent-style-name="Preformatted_20_Text" style:list-style-name="L3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  <style:text-properties fo:color="#1b1c1d" loext:opacity="100%" style:font-name="Google Sans Text"/>
    </style:style>
    <style:style style:name="P16" style:family="paragraph" style:parent-style-name="Text_20_body" style:list-style-name="L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7" style:family="paragraph" style:parent-style-name="Heading_20_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8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0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1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2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3" style:family="paragraph" style:parent-style-name="Text_20_body" style:list-style-name="L5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4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5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6" style:family="paragraph" style:parent-style-name="Text_20_body" style:list-style-name="L6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7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8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9" style:family="paragraph" style:parent-style-name="Text_20_body" style:list-style-name="L7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0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1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32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3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4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35" style:family="paragraph" style:parent-style-name="Text_20_body" style:list-style-name="L1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6" style:family="paragraph" style:parent-style-name="Text_20_body" style:list-style-name="L1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37" style:family="paragraph" style:parent-style-name="Text_20_body" style:list-style-name="L1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8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39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0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1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42" style:family="paragraph" style:parent-style-name="Text_20_body" style:list-style-name="L1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3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4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5" style:family="paragraph" style:parent-style-name="Text_20_body" style:list-style-name="L1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46" style:family="paragraph" style:parent-style-name="Text_20_body" style:list-style-name="L1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7" style:family="paragraph" style:parent-style-name="Text_20_body" style:list-style-name="L17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8" style:family="paragraph" style:parent-style-name="Text_20_body" style:list-style-name="L1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9" style:family="paragraph" style:parent-style-name="Text_20_body" style:list-style-name="L1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50" style:family="paragraph" style:parent-style-name="Text_20_body" style:list-style-name="L2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51" style:family="paragraph" style:parent-style-name="Text_20_body" style:list-style-name="L2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52" style:family="paragraph" style:parent-style-name="Text_20_body">
      <style:paragraph-properties fo:margin-left="0cm" fo:margin-right="0cm" fo:margin-top="0cm" fo:margin-bottom="0.423cm" style:contextual-spacing="false" fo:line-height="114%" fo:orphans="2" fo:widows="2" fo:text-indent="0cm" style:auto-text-indent="false" fo:padding="0cm" fo:border="none"/>
      <style:text-properties fo:color="#1b1c1d" loext:opacity="100%" style:font-name="Google Sans Text"/>
    </style:style>
    <style:style style:name="T1" style:family="text">
      <style:text-properties fo:font-weight="bold" loext:padding="0cm" loext:border="none"/>
    </style:style>
    <style:style style:name="T2" style:family="text">
      <style:text-properties fo:color="#575b5f" loext:opacity="100%" style:font-name="Google Sans Text" loext:padding="0cm" loext:border="none"/>
    </style:style>
    <style:style style:name="T3" style:family="text">
      <style:text-properties fo:font-variant="normal" fo:text-transform="none" fo:color="#575b5f" loext:opacity="100%" style:font-name="Google Sans Text" fo:font-size="10.5pt" fo:font-style="normal" fo:font-weight="normal" loext:padding="0cm" loext:border="none"/>
    </style:style>
    <style:style style:name="T4" style:family="text">
      <style:text-properties fo:font-variant="normal" fo:text-transform="none" fo:color="#575b5f" loext:opacity="100%" loext:padding="0cm" loext:border="none"/>
    </style:style>
    <style:style style:name="T5" style:family="text">
      <style:text-properties fo:color="#575b5f" loext:opacity="100%" style:font-name="Google Sans Text" fo:font-weight="bold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7da23883ca62ddac">
        <text:h text:style-name="P1" text:outline-level="2">Documentação Técnica do Sistema de Apontamento de Produção (GERENCIAMentor)</text:h>
        <text:p text:style-name="P2">Versão do Documento: 1.0</text:p>
        <text:p text:style-name="P3">Data: 06 de Agosto de 2025</text:p>
        <text:p text:style-name="P3">Autor:</text:p>
        <text:p text:style-name="P4"/>
        <text:h text:style-name="P5" text:outline-level="3">1. Visão Geral do Sistema</text:h>
        <text:list text:style-name="L1">
          <text:list-item>
            <text:p text:style-name="P6"><text:span text:style-name="T1">Nome da aplicação:</text:span> GERENCIAMentor - Sistema de Apontamento de Produção.</text:p>
          </text:list-item>
          <text:list-item>
            <text:p text:style-name="P6"><text:span text:style-name="T1">Objetivo principal:</text:span> O sistema foi desenvolvido para registrar, gerenciar e analisar os dados de produção de uma indústria gráfica, substituindo processos manuais por uma plataforma digital centralizada. Seu foco é o controle de Ordens de Produção (OPs), o apontamento de setups, paradas e produção em tempo real, além de fornecer visões gerenciais para análise de desempenho.</text:p>
          </text:list-item>
          <text:list-item>
            <text:p text:style-name="P6"><text:span text:style-name="T1">Visão funcional resumida:</text:span> A aplicação permite o cadastro de Ordens de Produção pelo setor de PCP, o apontamento de cada etapa produtiva pelos operadores de máquina e o monitoramento de KPIs (Indicadores Chave de Desempenho) por parte da gerência. Inclui módulos de login com controle de permissão, gerenciamento de usuários, tabelas de apoio (tipos de papel, máquinas, etc.) e exportação de relatórios.</text:p>
          </text:list-item>
          <text:list-item>
            <text:p text:style-name="P6"><text:span text:style-name="T1">Justificativa para a criação do sistema:</text:span> A necessidade de modernizar o controle produtivo, reduzir erros de apontamento manual, aumentar a precisão dos dados coletados e fornecer informações estratégicas em tempo real para a tomada de decisão. O sistema visa atacar a ineficiência e a falta de visibilidade dos processos fabris.</text:p>
          </text:list-item>
          <text:list-item>
            <text:p text:style-name="P7">Benefícios esperados no contexto operacional:</text:p>
            <text:list>
              <text:list-item>
                <text:p text:style-name="P8">Aumento da acuracidade dos dados de produção.</text:p>
              </text:list-item>
              <text:list-item>
                <text:p text:style-name="P8">Redução do tempo gasto com preenchimento de planilhas e relatórios manuais.</text:p>
              </text:list-item>
              <text:list-item>
                <text:p text:style-name="P8">Melhora na visibilidade do chão de fábrica para o PCP e a gerência.</text:p>
              </text:list-item>
              <text:list-item>
                <text:p text:style-name="P8">Cálculo automático de indicadores de eficiência (OEE, perdas, etc.).</text:p>
              </text:list-item>
              <text:list-item>
                <text:p text:style-name="P8">Criação de um histórico de produção digital para análise de tendências e otimização de processos.</text:p>
              </text:list-item>
            </text:list>
          </text:list-item>
        </text:list>
        <text:h text:style-name="P5" text:outline-level="3">2. Escopo Funcional e Lógico</text:h>
        <text:list text:style-name="L2">
          <text:list-item>
            <text:p text:style-name="P9">O que o sistema faz:</text:p>
            <text:list>
              <text:list-item>
                <text:p text:style-name="P10"><text:span text:style-name="T1">Autenticação:</text:span> Controla o acesso por meio de uma tela de login, com diferentes níveis de permissão (admin, pcp, offset).</text:p>
              </text:list-item>
              <text:list-item>
                <text:p text:style-name="P10"><text:span text:style-name="T1">Gerenciamento de Usuários (Admin):</text:span> Permite criar, editar, ativar/desativar e redefinir senhas de usuários.</text:p>
              </text:list-item>
              <text:list-item>
                <text:p text:style-name="P10"><text:span text:style-name="T1">Gerenciamento do PCP:</text:span> Cadastro e edição de Ordens de Produção (OPs), definição de etapas (serviços), associação de máquinas, materiais e metas de produção. Permite reordenar a fila de produção.</text:p>
              </text:list-item>
              <text:list-item>
                <text:p text:style-name="P10"><text:span text:style-name="T1">Apontamento de Produção (Operador):</text:span> Interface para o operador de máquina selecionar uma etapa de produção, registrar o tempo de setup, o tempo de produção efetiva, as quantidades produzidas, as perdas e os motivos de parada.</text:p>
              </text:list-item>
              <text:list-item>
                <text:p text:style-name="P10"><text:soft-page-break/><text:span text:style-name="T1">Visualização Gerencial:</text:span> Apresenta um dashboard com KPIs (OEE, Total Produzido, Perdas, Tempo de Paradas) e gráficos sobre a produção em um período, com filtros por cliente e máquina.</text:p>
              </text:list-item>
              <text:list-item>
                <text:p text:style-name="P10"><text:span text:style-name="T1">Consulta e Relatórios:</text:span> Permite a visualização de apontamentos históricos com filtros avançados e a exportação de dados para formatos como Excel (.xlsx) e PDF.</text:p>
              </text:list-item>
              <text:list-item>
                <text:p text:style-name="P10"><text:span text:style-name="T1">Gerenciamento de Tabelas de Apoio:</text:span> Interface para administrar dados mestres do sistema, como tipos de máquinas, motivos de parada, tipos de papel, etc.</text:p>
              </text:list-item>
            </text:list>
          </text:list-item>
          <text:list-item>
            <text:p text:style-name="P9">O que o sistema NÃO faz:</text:p>
            <text:list>
              <text:list-item>
                <text:p text:style-name="P11">Não realiza o controle de estoque de matéria-prima.</text:p>
              </text:list-item>
              <text:list-item>
                <text:p text:style-name="P11">Não se integra com sistemas de faturamento ou CRM.</text:p>
              </text:list-item>
              <text:list-item>
                <text:p text:style-name="P11">Não possui um módulo de planejamento de manutenção de máquinas.</text:p>
              </text:list-item>
              <text:list-item>
                <text:p text:style-name="P11">Não oferece acesso via interface web ou mobile; é uma aplicação desktop exclusiva para Windows.</text:p>
              </text:list-item>
            </text:list>
          </text:list-item>
          <text:list-item>
            <text:p text:style-name="P9">Limitações assumidas no projeto:</text:p>
            <text:list>
              <text:list-item>
                <text:p text:style-name="P11">O sistema foi projetado para operar em uma rede local com acesso direto ao banco de dados PostgreSQL.</text:p>
              </text:list-item>
              <text:list-item>
                <text:p text:style-name="P10">A segurança de senha do banco de dados depende do <text:span text:style-name="Source_20_Text"><text:span text:style-name="T2">keyring</text:span></text:span> do sistema operacional, assumindo um ambiente seguro.</text:p>
              </text:list-item>
              <text:list-item>
                <text:p text:style-name="P11">As validações de negócio são focadas no processo de apontamento, não cobrindo toda a cadeia logística ou financeira.</text:p>
              </text:list-item>
            </text:list>
          </text:list-item>
          <text:list-item>
            <text:p text:style-name="P9">Premissas de funcionamento e dependências:</text:p>
            <text:list>
              <text:list-item>
                <text:p text:style-name="P11">É necessário um servidor de banco de dados PostgreSQL ativo e acessível na rede.</text:p>
              </text:list-item>
              <text:list-item>
                <text:p text:style-name="P10">O ambiente de execução deve ser Windows para o correto funcionamento do <text:span text:style-name="Source_20_Text"><text:span text:style-name="T2">keyring</text:span></text:span> e da interface gráfica.</text:p>
              </text:list-item>
              <text:list-item>
                <text:p text:style-name="P11">Os usuários devem ser previamente cadastrados por um administrador para terem acesso.</text:p>
              </text:list-item>
            </text:list>
          </text:list-item>
        </text:list>
        <text:h text:style-name="P5" text:outline-level="3">3. Arquitetura do Sistema</text:h>
        <text:list text:style-name="L3">
          <text:list-item>
            <text:p text:style-name="P12">Linguagens, bibliotecas, frameworks utilizados:</text:p>
            <text:list>
              <text:list-item>
                <text:p text:style-name="P13"><text:span text:style-name="T1">Linguagem:</text:span> Python 3.11.</text:p>
              </text:list-item>
              <text:list-item>
                <text:p text:style-name="P13"><text:span text:style-name="T1">Interface Gráfica:</text:span> Tkinter com o framework <text:span text:style-name="Source_20_Text"><text:span text:style-name="T2">ttkbootstrap</text:span></text:span> para estilização.</text:p>
              </text:list-item>
              <text:list-item>
                <text:p text:style-name="P13"><text:span text:style-name="T1">Banco de Dados:</text:span> PostgreSQL (o script <text:span text:style-name="Source_20_Text"><text:span text:style-name="T2">estrutura_banco.sql</text:span></text:span> e a biblioteca <text:span text:style-name="Source_20_Text"><text:span text:style-name="T2">psycopg2</text:span></text:span> confirmam o uso, apesar da menção a SQLite no prompt).</text:p>
              </text:list-item>
              <text:list-item>
                <text:p text:style-name="P12">Bibliotecas Principais:</text:p>
                <text:list>
                  <text:list-item>
                    <text:p text:style-name="P13"><text:span text:style-name="Source_20_Text"><text:span text:style-name="T2">psycopg2</text:span></text:span>: Driver para conexão com o PostgreSQL.</text:p>
                  </text:list-item>
                  <text:list-item>
                    <text:p text:style-name="P13"><text:span text:style-name="Source_20_Text"><text:span text:style-name="T2">ttkbootstrap</text:span></text:span>: Tema e widgets modernos para Tkinter.</text:p>
                  </text:list-item>
                  <text:list-item>
                    <text:p text:style-name="P13"><text:span text:style-name="Source_20_Text"><text:span text:style-name="T2">pandas</text:span></text:span>: Utilizado para manipulação de dados e exportação para Excel.</text:p>
                  </text:list-item>
                  <text:list-item>
                    <text:p text:style-name="P13"><text:span text:style-name="Source_20_Text"><text:span text:style-name="T2">openpyxl</text:span></text:span>: Motor para a funcionalidade de exportação do Pandas.</text:p>
                  </text:list-item>
                  <text:list-item>
                    <text:p text:style-name="P13"><text:span text:style-name="Source_20_Text"><text:span text:style-name="T2">matplotlib</text:span></text:span>: Para a geração dos gráficos no dashboard gerencial.</text:p>
                  </text:list-item>
                  <text:list-item>
                    <text:p text:style-name="P13"><text:span text:style-name="Source_20_Text"><text:span text:style-name="T2">reportlab</text:span></text:span>: Para a geração de relatórios em PDF.</text:p>
                  </text:list-item>
                  <text:list-item>
                    <text:p text:style-name="P13"><text:span text:style-name="Source_20_Text"><text:span text:style-name="T2">bcrypt</text:span></text:span>: Para a criptografia de senhas de usuários.</text:p>
                  </text:list-item>
                  <text:list-item>
                    <text:p text:style-name="P13"><text:span text:style-name="Source_20_Text"><text:span text:style-name="T2">keyring</text:span></text:span>: Para armazenamento seguro da senha de conexão com o banco de dados.</text:p>
                  </text:list-item>
                  <text:list-item>
                    <text:p text:style-name="P13"><text:span text:style-name="Source_20_Text"><text:span text:style-name="T2">Pillow (PIL)</text:span></text:span>: Para manipulação de imagens (logo na tela de login).</text:p>
                  </text:list-item>
                </text:list>
              </text:list-item>
            </text:list>
          </text:list-item>
          <text:list-item>
            <text:p text:style-name="P12">Justificativa técnica para as escolhas de tecnologias:</text:p>
            <text:list>
              <text:list-item>
                <text:p text:style-name="P13"><text:soft-page-break/><text:span text:style-name="T1">Python:</text:span> Linguagem versátil, de rápida prototipação e com um vasto ecossistema de bibliotecas, ideal para aplicações de desktop.</text:p>
              </text:list-item>
              <text:list-item>
                <text:p text:style-name="P13"><text:span text:style-name="T1">Tkinter/ttkbootstrap:</text:span> Solução nativa do Python para UI, leve e multiplataforma. O <text:span text:style-name="Source_20_Text"><text:span text:style-name="T2">ttkbootstrap</text:span></text:span> foi escolhido para prover uma aparência moderna e profissional com baixo esforço de desenvolvimento.</text:p>
              </text:list-item>
              <text:list-item>
                <text:p text:style-name="P13"><text:span text:style-name="T1">PostgreSQL:</text:span> Um SGBD relacional robusto, de código aberto e capaz de garantir a integridade dos dados através de transações ACID, chaves estrangeiras e tipos de dados complexos, adequado para um ambiente corporativo.</text:p>
              </text:list-item>
              <text:list-item>
                <text:p text:style-name="P13"><text:span text:style-name="T1">Pandas/Matplotlib:</text:span> Escolhas padrão da indústria para análise de dados e visualização, permitindo a criação de relatórios e dashboards complexos de forma eficiente.</text:p>
              </text:list-item>
            </text:list>
          </text:list-item>
          <text:list-item>
            <text:p text:style-name="P12">Diagrama de arquitetura textual:</text:p>
            <text:p text:style-name="P14"><text:span text:style-name="Source_20_Text"><text:span text:style-name="T3">[ Usuário ]</text:span></text:span></text:p>
            <text:p text:style-name="P15"><text:span text:style-name="Source_20_Text"><text:span text:style-name="T4"><text:s text:c="4"/></text:span></text:span><text:span text:style-name="Source_20_Text"><text:span text:style-name="T3">|</text:span></text:span></text:p>
            <text:p text:style-name="P15"><text:span text:style-name="Source_20_Text"><text:span text:style-name="T4"><text:s text:c="4"/></text:span></text:span><text:span text:style-name="Source_20_Text"><text:span text:style-name="T3">V</text:span></text:span></text:p>
            <text:p text:style-name="P15"><text:span text:style-name="Source_20_Text"><text:span text:style-name="T3">[ Camada de Apresentação (UI) - Tkinter / ttkbootstrap ]</text:span></text:span></text:p>
            <text:p text:style-name="P15"><text:span text:style-name="Source_20_Text"><text:span text:style-name="T3">|</text:span></text:span></text:p>
            <text:p text:style-name="P15"><text:span text:style-name="Source_20_Text"><text:span text:style-name="T3">+-- [ main.py (AppController) ] -&gt; Ponto de entrada, orquestra as janelas.</text:span></text:span></text:p>
            <text:p text:style-name="P15"><text:span text:style-name="Source_20_Text"><text:span text:style-name="T3">|</text:span></text:span></text:p>
            <text:p text:style-name="P15"><text:span text:style-name="Source_20_Text"><text:span text:style-name="T3">+-- [ windows/ ] -&gt; Módulos de cada janela da aplicação</text:span></text:span></text:p>
            <text:p text:style-name="P15"><text:span text:style-name="Source_20_Text"><text:span text:style-name="T3">| <text:s text:c="2"/>|</text:span></text:span></text:p>
            <text:p text:style-name="P15"><text:span text:style-name="Source_20_Text"><text:span text:style-name="T3">| <text:s text:c="2"/>+-- login_window.py -&gt; (Autenticação) -&gt; Valida credenciais.</text:span></text:span></text:p>
            <text:p text:style-name="P15"><text:span text:style-name="Source_20_Text"><text:span text:style-name="T3">| <text:s text:c="2"/>|</text:span></text:span></text:p>
            <text:p text:style-name="P15"><text:span text:style-name="Source_20_Text"><text:span text:style-name="T3">| <text:s text:c="2"/>+-- main_menu_window.py -&gt; (Navegação) -&gt; Direciona para outros módulos.</text:span></text:span></text:p>
            <text:p text:style-name="P15"><text:span text:style-name="Source_20_Text"><text:span text:style-name="T3">| <text:s text:c="2"/>|</text:span></text:span></text:p>
            <text:p text:style-name="P15"><text:span text:style-name="Source_20_Text"><text:span text:style-name="T3">| <text:s text:c="2"/>+-- pcp_window.py -&gt; (Gestão de OPs) -&gt; Cria e gerencia ordens.</text:span></text:span></text:p>
            <text:p text:style-name="P15"><text:span text:style-name="Source_20_Text"><text:span text:style-name="T3">| <text:s text:c="2"/>|</text:span></text:span></text:p>
            <text:p text:style-name="P15"><text:span text:style-name="Source_20_Text"><text:span text:style-name="T3">| <text:s text:c="2"/>+-- production_app_window.py -&gt; (Apontamento) -&gt; Registra produção.</text:span></text:span></text:p>
            <text:p text:style-name="P15"><text:span text:style-name="Source_20_Text"><text:span text:style-name="T3">| <text:s text:c="2"/>|</text:span></text:span></text:p>
            <text:p text:style-name="P15"><text:span text:style-name="Source_20_Text"><text:span text:style-name="T3">| <text:s text:c="2"/>+-- dashboard_manager_view.py -&gt; (Análise) -&gt; Exibe KPIs e gráficos.</text:span></text:span></text:p>
            <text:p text:style-name="P15"><text:span text:style-name="Source_20_Text"><text:span text:style-name="T3">| <text:s text:c="2"/>|</text:span></text:span></text:p>
            <text:p text:style-name="P15"><text:span text:style-name="Source_20_Text"><text:span text:style-name="T3">| <text:s text:c="2"/>+-- user_manager_window.py -&gt; (Admin) -&gt; Gerencia usuários.</text:span></text:span></text:p>
            <text:p text:style-name="P15"><text:span text:style-name="Source_20_Text"><text:span text:style-name="T3">| <text:s text:c="2"/>|</text:span></text:span></text:p>
            <text:p text:style-name="P15"><text:span text:style-name="Source_20_Text"><text:span text:style-name="T3">| <text:s text:c="2"/>+-- (outras janelas de suporte: edit_order, wo_detail, etc.)</text:span></text:span></text:p>
            <text:p text:style-name="P15"><text:span text:style-name="Source_20_Text"><text:span text:style-name="T3">|</text:span></text:span></text:p>
            <text:p text:style-name="P15"><text:span text:style-name="Source_20_Text"><text:span text:style-name="T3">V</text:span></text:span></text:p>
            <text:p text:style-name="P15"><text:span text:style-name="Source_20_Text"><text:span text:style-name="T3">[ Camada de Lógica de Negócio e Acesso a Dados ]</text:span></text:span></text:p>
            <text:p text:style-name="P15"><text:span text:style-name="Source_20_Text"><text:span text:style-name="T3">|</text:span></text:span></text:p>
            <text:p text:style-name="P15"><text:span text:style-name="Source_20_Text"><text:span text:style-name="T3">+-- [ database.py ] -&gt; Gerencia o pool de conexões com o banco.</text:span></text:span></text:p>
            <text:p text:style-name="P15"><text:span text:style-name="Source_20_Text"><text:span text:style-name="T3">|</text:span></text:span></text:p>
            <text:p text:style-name="P15"><text:span text:style-name="Source_20_Text"><text:span text:style-name="T3">+-- [ config.py, schemas.py, languages.py ] -&gt; Arquivos de configuração e metadados.</text:span></text:span></text:p>
            <text:p text:style-name="P15"><text:span text:style-name="Source_20_Text"><text:span text:style-name="T3">|</text:span></text:span></text:p>
            <text:p text:style-name="P15"><text:span text:style-name="Source_20_Text"><text:span text:style-name="T3">V</text:span></text:span></text:p>
            <text:p text:style-name="P15"><text:span text:style-name="Source_20_Text"><text:span text:style-name="T3">[ Camada de Persistência ]</text:span></text:span></text:p>
            <text:p text:style-name="P15"><text:span text:style-name="Source_20_Text"><text:span text:style-name="T3">|</text:span></text:span></text:p>
            <text:p text:style-name="P15"><text:span text:style-name="Source_20_Text"><text:span text:style-name="T3">+-- [ Banco de Dados PostgreSQL ] -&gt; Armazena todos os dados da aplicação.</text:span></text:span></text:p>
            <text:p text:style-name="P15"><text:span text:style-name="Source_20_Text"><text:span text:style-name="T3">| <text:s text:c="2"/>|</text:span></text:span></text:p>
            <text:p text:style-name="P15"><text:span text:style-name="Source_20_Text"><text:span text:style-name="T3">| <text:s text:c="2"/>+-- (Tabelas: ordem_producao, apontamento, usuarios, etc.)</text:span></text:span></text:p>
            <text:p text:style-name="P15"><text:span text:style-name="Source_20_Text"><text:span text:style-name="T3">|</text:span></text:span></text:p>
            <text:p text:style-name="P15"><text:span text:style-name="Source_20_Text"><text:span text:style-name="T3">V</text:span></text:span></text:p>
            <text:p text:style-name="P15"><text:span text:style-name="Source_20_Text"><text:span text:style-name="T3">[ Sistema Operacional (Windows) ]</text:span></text:span></text:p>
            <text:p text:style-name="P15"><text:span text:style-name="Source_20_Text"><text:span text:style-name="T4"><text:s text:c="4"/></text:span></text:span><text:span text:style-name="Source_20_Text"><text:span text:style-name="T3">|</text:span></text:span></text:p>
            <text:p text:style-name="P15"><text:soft-page-break/><text:span text:style-name="Source_20_Text"><text:span text:style-name="T4"><text:s text:c="4"/></text:span></text:span><text:span text:style-name="Source_20_Text"><text:span text:style-name="T3">+-- [ keyring ] -&gt; Armazena de forma segura a senha do banco de dados.</text:span></text:span></text:p>
          </text:list-item>
          <text:list-item>
            <text:p text:style-name="P12">Organização de pastas, módulos e arquivos:</text:p>
            <text:list>
              <text:list-item>
                <text:p text:style-name="P13"><text:span text:style-name="Source_20_Text"><text:span text:style-name="T2">sistema-apontamento-producao/</text:span></text:span>: Raiz do projeto.</text:p>
                <text:list>
                  <text:list-item>
                    <text:p text:style-name="P13"><text:span text:style-name="Source_20_Text"><text:span text:style-name="T2">main.py</text:span></text:span>: Ponto de entrada da aplicação, contém a classe <text:span text:style-name="Source_20_Text"><text:span text:style-name="T2">AppController</text:span></text:span>.</text:p>
                  </text:list-item>
                  <text:list-item>
                    <text:p text:style-name="P13"><text:span text:style-name="Source_20_Text"><text:span text:style-name="T2">database.py</text:span></text:span>: Centraliza a lógica de conexão com o banco de dados PostgreSQL.</text:p>
                  </text:list-item>
                  <text:list-item>
                    <text:p text:style-name="P13"><text:span text:style-name="Source_20_Text"><text:span text:style-name="T2">config.py</text:span></text:span>, <text:span text:style-name="Source_20_Text"><text:span text:style-name="T2">languages.py</text:span></text:span>, <text:span text:style-name="Source_20_Text"><text:span text:style-name="T2">schemas.py</text:span></text:span>: Módulos de configuração para idiomas, esquemas de tabelas de apoio, etc.</text:p>
                  </text:list-item>
                  <text:list-item>
                    <text:p text:style-name="P13"><text:span text:style-name="Source_20_Text"><text:span text:style-name="T2">db_config.json</text:span></text:span>: Arquivo (codificado em base64) com os parâmetros de conexão do banco.</text:p>
                  </text:list-item>
                  <text:list-item>
                    <text:p text:style-name="P13"><text:span text:style-name="Source_20_Text"><text:span text:style-name="T2">estrutura_banco.sql</text:span></text:span>: Script DDL para criação da estrutura completa do banco de dados.</text:p>
                  </text:list-item>
                  <text:list-item>
                    <text:p text:style-name="P13"><text:span text:style-name="Source_20_Text"><text:span text:style-name="T2">windows/</text:span></text:span>: Pacote contendo todos os arquivos de interface gráfica (telas).</text:p>
                    <text:list>
                      <text:list-item>
                        <text:p text:style-name="P13"><text:span text:style-name="Source_20_Text"><text:span text:style-name="T2">__init__.py</text:span></text:span>: Define o diretório como um pacote Python.</text:p>
                      </text:list-item>
                      <text:list-item>
                        <text:p text:style-name="P13"><text:span text:style-name="Source_20_Text"><text:span text:style-name="T2">login_window.py</text:span></text:span>: Classe <text:span text:style-name="Source_20_Text"><text:span text:style-name="T2">LoginWindow</text:span></text:span>.</text:p>
                      </text:list-item>
                      <text:list-item>
                        <text:p text:style-name="P13"><text:span text:style-name="Source_20_Text"><text:span text:style-name="T2">main_menu_window.py</text:span></text:span>: Classe <text:span text:style-name="Source_20_Text"><text:span text:style-name="T2">MenuPrincipalWindow</text:span></text:span>.</text:p>
                      </text:list-item>
                      <text:list-item>
                        <text:p text:style-name="P13"><text:span text:style-name="Source_20_Text"><text:span text:style-name="T2">pcp_window.py</text:span></text:span>: Classe <text:span text:style-name="Source_20_Text"><text:span text:style-name="T2">PCPWindow</text:span></text:span>.</text:p>
                      </text:list-item>
                      <text:list-item>
                        <text:p text:style-name="P16">E assim por diante para cada tela.</text:p>
                      </text:list-item>
                    </text:list>
                  </text:list-item>
                  <text:list-item>
                    <text:p text:style-name="P13"><text:span text:style-name="Source_20_Text"><text:span text:style-name="T2">__pycache__/</text:span></text:span>: Diretório de cache do Python, ignorado pelo controle de versão.</text:p>
                  </text:list-item>
                  <text:list-item>
                    <text:p text:style-name="P13"><text:span text:style-name="Source_20_Text"><text:span text:style-name="T2">assets/</text:span></text:span> (inferido): Deveria conter os arquivos de imagem como <text:span text:style-name="Source_20_Text"><text:span text:style-name="T2">logo.png</text:span></text:span> e <text:span text:style-name="Source_20_Text"><text:span text:style-name="T2">icon.ico</text:span></text:span>.</text:p>
                  </text:list-item>
                </text:list>
              </text:list-item>
            </text:list>
          </text:list-item>
        </text:list>
        <text:h text:style-name="P5" text:outline-level="3">4. Tela por Tela — Manual Visual</text:h>
        <text:h text:style-name="P17" text:outline-level="4"><text:span text:style-name="T1">4.1. Tela de Login (</text:span><text:span text:style-name="Source_20_Text"><text:span text:style-name="T5">login_window.py</text:span></text:span><text:span text:style-name="T1">, Classe </text:span><text:span text:style-name="Source_20_Text"><text:span text:style-name="T5">LoginWindow</text:span></text:span><text:span text:style-name="T1">)</text:span></text:h>
        <text:list text:style-name="L4">
          <text:list-item>
            <text:p text:style-name="P18"><text:span text:style-name="T1">Objetivo:</text:span> Autenticar o usuário no sistema e fornecer acesso à tela de configuração do banco de dados.</text:p>
          </text:list-item>
          <text:list-item>
            <text:p text:style-name="P19">Descrição Estrutural:</text:p>
            <text:list>
              <text:list-item>
                <text:p text:style-name="P18"><text:span text:style-name="T1">Frame Principal:</text:span> Contém todos os widgets.</text:p>
              </text:list-item>
              <text:list-item>
                <text:p text:style-name="P18"><text:span text:style-name="T1">Logo:</text:span> Uma imagem do logo da empresa (<text:span text:style-name="Source_20_Text"><text:span text:style-name="T2">logo.png</text:span></text:span>) é exibida no topo.</text:p>
              </text:list-item>
              <text:list-item>
                <text:p text:style-name="P19">Campos de Entrada:</text:p>
                <text:list>
                  <text:list-item>
                    <text:p text:style-name="P20">Label "Usuário:".</text:p>
                  </text:list-item>
                  <text:list-item>
                    <text:p text:style-name="P18">Campo de texto (<text:span text:style-name="Source_20_Text"><text:span text:style-name="T2">Entry</text:span></text:span>) para o nome de usuário.</text:p>
                  </text:list-item>
                  <text:list-item>
                    <text:p text:style-name="P20">Label "Senha:".</text:p>
                  </text:list-item>
                  <text:list-item>
                    <text:p text:style-name="P18">Campo de texto (<text:span text:style-name="Source_20_Text"><text:span text:style-name="T2">Entry</text:span></text:span>) para a senha (com caracteres mascarados <text:span text:style-name="Source_20_Text"><text:span text:style-name="T2">*</text:span></text:span>).</text:p>
                  </text:list-item>
                </text:list>
              </text:list-item>
              <text:list-item>
                <text:p text:style-name="P19">Frame de Botões:</text:p>
                <text:list>
                  <text:list-item>
                    <text:p text:style-name="P20">Botão "Entrar".</text:p>
                  </text:list-item>
                  <text:list-item>
                    <text:p text:style-name="P20">Botão "Configurar DB".</text:p>
                  </text:list-item>
                </text:list>
              </text:list-item>
            </text:list>
          </text:list-item>
          <text:list-item>
            <text:p text:style-name="P19">Campos e Validações:</text:p>
            <text:list>
              <text:list-item>
                <text:p text:style-name="P18"><text:span text:style-name="T1">Usuário:</text:span> Texto, obrigatório.</text:p>
              </text:list-item>
              <text:list-item>
                <text:p text:style-name="P18"><text:span text:style-name="T1">Senha:</text:span> Texto (mascarado), obrigatório.</text:p>
              </text:list-item>
              <text:list-item>
                <text:p text:style-name="P18"><text:span text:style-name="T1">Validação:</text:span> Ao clicar em "Entrar", o sistema verifica se ambos os campos estão preenchidos.</text:p>
              </text:list-item>
            </text:list>
          </text:list-item>
          <text:list-item>
            <text:p text:style-name="P19">Ações Disponíveis:</text:p>
            <text:list>
              <text:list-item>
                <text:p text:style-name="P18"><text:span text:style-name="T1">Botão "Entrar":</text:span> Valida os campos, busca o usuário no banco, verifica se está ativo e compara a senha fornecida com o hash armazenado usando <text:span text:style-name="Source_20_Text"><text:span text:style-name="T2">bcrypt</text:span></text:span>. Em caso de sucesso, chama <text:span text:style-name="Source_20_Text"><text:span text:style-name="T2">app_controller.on_login_success</text:span></text:span>.</text:p>
              </text:list-item>
              <text:list-item>
                <text:p text:style-name="P18"><text:span text:style-name="T1">Botão "Configurar DB":</text:span> Abre uma janela modal para inserir os dados de conexão com o PostgreSQL (host, porta, usuário, senha, banco) e salvar em <text:span text:style-name="Source_20_Text"><text:span text:style-name="T2">db_config.json</text:span></text:span>.</text:p>
              </text:list-item>
              <text:list-item>
                <text:p text:style-name="P18"><text:span text:style-name="T1">Tecla "Enter" (no campo de senha):</text:span> Aciona a mesma lógica do botão "Entrar".</text:p>
              </text:list-item>
            </text:list>
          </text:list-item>
          <text:list-item>
            <text:p text:style-name="P19"><text:soft-page-break/>Fluxo de Navegação:</text:p>
            <text:list>
              <text:list-item>
                <text:p text:style-name="P18"><text:span text:style-name="T1">A partir de:</text:span> É a primeira tela da aplicação, iniciada pelo <text:span text:style-name="Source_20_Text"><text:span text:style-name="T2">AppController</text:span></text:span>.</text:p>
              </text:list-item>
              <text:list-item>
                <text:p text:style-name="P18"><text:span text:style-name="T1">Para:</text:span> Em caso de login bem-sucedido, a janela é destruída e o <text:span text:style-name="Source_20_Text"><text:span text:style-name="T2">AppController</text:span></text:span> abre a janela correspondente à permissão do usuário (<text:span text:style-name="Source_20_Text"><text:span text:style-name="T2">MenuPrincipalWindow</text:span></text:span>, <text:span text:style-name="Source_20_Text"><text:span text:style-name="T2">PCPWindow</text:span></text:span> ou <text:span text:style-name="Source_20_Text"><text:span text:style-name="T2">App</text:span></text:span>).</text:p>
              </text:list-item>
            </text:list>
          </text:list-item>
        </text:list>
        <text:p text:style-name="P4"/>
        <text:h text:style-name="P17" text:outline-level="4"><text:span text:style-name="T1">4.2. Tela de Menu Principal (</text:span><text:span text:style-name="Source_20_Text"><text:span text:style-name="T5">main_menu_window.py</text:span></text:span><text:span text:style-name="T1">, Classe </text:span><text:span text:style-name="Source_20_Text"><text:span text:style-name="T5">MenuPrincipalWindow</text:span></text:span><text:span text:style-name="T1">)</text:span></text:h>
        <text:list text:style-name="L5">
          <text:list-item>
            <text:p text:style-name="P21"><text:span text:style-name="T1">Objetivo:</text:span> Fornecer ao usuário administrador um ponto central de navegação para as principais funcionalidades do sistema.</text:p>
          </text:list-item>
          <text:list-item>
            <text:p text:style-name="P22">Descrição Estrutural:</text:p>
            <text:list>
              <text:list-item>
                <text:p text:style-name="P21"><text:span text:style-name="T1">Frame Principal:</text:span> Organiza os botões verticalmente.</text:p>
              </text:list-item>
              <text:list-item>
                <text:p text:style-name="P21"><text:span text:style-name="T1">Título:</text:span> "Menu Principal - Sistema de Produção".</text:p>
              </text:list-item>
              <text:list-item>
                <text:p text:style-name="P22">Botões de Navegação:</text:p>
                <text:list>
                  <text:list-item>
                    <text:p text:style-name="P23">"Apontamento de Produção"</text:p>
                  </text:list-item>
                  <text:list-item>
                    <text:p text:style-name="P23">"Gerenciamento PCP"</text:p>
                  </text:list-item>
                  <text:list-item>
                    <text:p text:style-name="P23">"Visualizar Apontamentos"</text:p>
                  </text:list-item>
                  <text:list-item>
                    <text:p text:style-name="P23">"Dashboard Gerencial"</text:p>
                  </text:list-item>
                </text:list>
              </text:list-item>
              <text:list-item>
                <text:p text:style-name="P22">Menu Superior (Menubar):</text:p>
                <text:list>
                  <text:list-item>
                    <text:p text:style-name="P22">Configurações:</text:p>
                    <text:list>
                      <text:list-item>
                        <text:p text:style-name="P23">"Configurar Banco de Dados"</text:p>
                      </text:list-item>
                      <text:list-item>
                        <text:p text:style-name="P23">"Gerenciar Tabelas de Apoio"</text:p>
                      </text:list-item>
                      <text:list-item>
                        <text:p text:style-name="P23">"Gerenciar Usuários"</text:p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22">Ações Disponíveis:</text:p>
            <text:list>
              <text:list-item>
                <text:p text:style-name="P21"><text:span text:style-name="T1">Cliques nos Botões:</text:span> Cada botão abre a janela correspondente à sua função (<text:span text:style-name="Source_20_Text"><text:span text:style-name="T2">App</text:span></text:span>, <text:span text:style-name="Source_20_Text"><text:span text:style-name="T2">PCPWindow</text:span></text:span>, <text:span text:style-name="Source_20_Text"><text:span text:style-name="T2">ViewAppointmentsWindow</text:span></text:span>, <text:span text:style-name="Source_20_Text"><text:span text:style-name="T2">DashboardManagerView</text:span></text:span>). O sistema controla para que apenas uma instância de cada janela seja aberta.</text:p>
              </text:list-item>
              <text:list-item>
                <text:p text:style-name="P21"><text:span text:style-name="T1">Cliques nos Itens de Menu:</text:span> Executam ações ou abrem janelas de configuração/gerenciamento.</text:p>
              </text:list-item>
            </text:list>
          </text:list-item>
          <text:list-item>
            <text:p text:style-name="P22">Fluxo de Navegação:</text:p>
            <text:list>
              <text:list-item>
                <text:p text:style-name="P21"><text:span text:style-name="T1">A partir de:</text:span> Tela de Login (para usuários 'admin').</text:p>
              </text:list-item>
              <text:list-item>
                <text:p text:style-name="P21"><text:span text:style-name="T1">Para:</text:span> <text:span text:style-name="Source_20_Text"><text:span text:style-name="T2">App</text:span></text:span>, <text:span text:style-name="Source_20_Text"><text:span text:style-name="T2">PCPWindow</text:span></text:span>, <text:span text:style-name="Source_20_Text"><text:span text:style-name="T2">ViewAppointmentsWindow</text:span></text:span>, <text:span text:style-name="Source_20_Text"><text:span text:style-name="T2">DashboardManagerView</text:span></text:span>, <text:span text:style-name="Source_20_Text"><text:span text:style-name="T2">UserManagerWindow</text:span></text:span>, <text:span text:style-name="Source_20_Text"><text:span text:style-name="T2">LookupTableManagerWindow</text:span></text:span>.</text:p>
              </text:list-item>
            </text:list>
          </text:list-item>
        </text:list>
        <text:p text:style-name="P4"/>
        <text:h text:style-name="P17" text:outline-level="4"><text:span text:style-name="T1">4.3. Tela de Gerenciamento PCP (</text:span><text:span text:style-name="Source_20_Text"><text:span text:style-name="T5">pcp_window.py</text:span></text:span><text:span text:style-name="T1">, Classe </text:span><text:span text:style-name="Source_20_Text"><text:span text:style-name="T5">PCPWindow</text:span></text:span><text:span text:style-name="T1">)</text:span></text:h>
        <text:list text:style-name="L6">
          <text:list-item>
            <text:p text:style-name="P24"><text:span text:style-name="T1">Objetivo:</text:span> Permitir que o usuário do PCP crie, edite, cancele e gerencie a fila de Ordens de Produção.</text:p>
          </text:list-item>
          <text:list-item>
            <text:p text:style-name="P24"><text:span text:style-name="T1">Descrição Estrutural:</text:span> A tela é complexa e dividida em seções dentro de um frame com scroll:</text:p>
            <text:list>
              <text:list-item>
                <text:p text:style-name="P25">Frame "Nova Ordem de Produção":</text:p>
                <text:list>
                  <text:list-item>
                    <text:p text:style-name="P24"><text:span text:style-name="T1">Dados Gerais:</text:span> Campos para "WO", "PN (Partnumber)", "Cliente", "Data Previsão Entrega".</text:p>
                  </text:list-item>
                  <text:list-item>
                    <text:p text:style-name="P24"><text:span text:style-name="T1">Acabamento:</text:span> Uma <text:span text:style-name="Source_20_Text"><text:span text:style-name="T2">Listbox</text:span></text:span> de múltipla seleção para os acabamentos disponíveis.</text:p>
                  </text:list-item>
                </text:list>
              </text:list-item>
              <text:list-item>
                <text:p text:style-name="P25">Frame "Detalhes de Produção por Máquina":</text:p>
                <text:list>
                  <text:list-item>
                    <text:p text:style-name="P24"><text:soft-page-break/><text:span text:style-name="T1">Dados da Máquina:</text:span> Combobox para "Equipamento", campos para "Tiragem Meta", "Giros Previstos" (calculado), Combobox para "QTDE Cores".</text:p>
                  </text:list-item>
                  <text:list-item>
                    <text:p text:style-name="P24"><text:span text:style-name="T1">Detalhes do Material:</text:span> Comboboxes para "Tipo Papel", "Gramatura", "Formato", "FSC".</text:p>
                  </text:list-item>
                  <text:list-item>
                    <text:p text:style-name="P24"><text:span text:style-name="T1">Botão "Adicionar Máquina à Lista":</text:span> Adiciona a configuração atual a uma lista de etapas.</text:p>
                  </text:list-item>
                </text:list>
              </text:list-item>
              <text:list-item>
                <text:p text:style-name="P24"><text:span text:style-name="T1">Treeview "Máquinas na Lista":</text:span> Exibe as etapas/máquinas adicionadas para a nova OP, com um botão "Remover Selecionada" ao lado.</text:p>
              </text:list-item>
              <text:list-item>
                <text:p text:style-name="P24"><text:span text:style-name="T1">Botões Finais:</text:span> "Salvar" (para a nova OP) e "Limpar Campos".</text:p>
              </text:list-item>
              <text:list-item>
                <text:p text:style-name="P25">Frame de Ações da Fila:</text:p>
                <text:list>
                  <text:list-item>
                    <text:p text:style-name="P26">Botões "Subir na Fila" e "Descer na Fila" para reordenar OPs.</text:p>
                  </text:list-item>
                  <text:list-item>
                    <text:p text:style-name="P26">Botões "Alterar Ordem Selecionada", "Cancelar Ordem Selecionada", "Ver Relatório".</text:p>
                  </text:list-item>
                  <text:list-item>
                    <text:p text:style-name="P26">Botões de exportação para XLSX e PDF.</text:p>
                  </text:list-item>
                </text:list>
              </text:list-item>
              <text:list-item>
                <text:p text:style-name="P25">Treeview "Ordens de Produção Criadas":</text:p>
                <text:list>
                  <text:list-item>
                    <text:p text:style-name="P26">Exibe a fila de OPs com as colunas: "Seq.", "ID", "WO", "Cliente", "Progresso da Produção", "Data Prev.", "Status Atraso".</text:p>
                  </text:list-item>
                </text:list>
              </text:list-item>
            </text:list>
          </text:list-item>
          <text:list-item>
            <text:p text:style-name="P25">Comportamentos Dinâmicos:</text:p>
            <text:list>
              <text:list-item>
                <text:p text:style-name="P26">O campo "Giros Previstos" é calculado automaticamente com base na Tiragem, Equipamento e Quantidade de Cores.</text:p>
              </text:list-item>
              <text:list-item>
                <text:p text:style-name="P26">Os botões de ação da fila ("Alterar", "Cancelar", "Subir", "Descer") são habilitados apenas quando uma OP é selecionada na tabela.</text:p>
              </text:list-item>
              <text:list-item>
                <text:p text:style-name="P26">Ordens de produção atrasadas são destacadas em vermelho.</text:p>
              </text:list-item>
            </text:list>
          </text:list-item>
          <text:list-item>
            <text:p text:style-name="P25">Fluxo de Navegação:</text:p>
            <text:list>
              <text:list-item>
                <text:p text:style-name="P24"><text:span text:style-name="T1">A partir de:</text:span> Menu Principal (para 'admin') ou diretamente após o login (para 'pcp').</text:p>
              </text:list-item>
              <text:list-item>
                <text:p text:style-name="P24"><text:span text:style-name="T1">Para:</text:span> <text:span text:style-name="Source_20_Text"><text:span text:style-name="T2">EditOrdemWindow</text:span></text:span> (ao clicar em "Alterar") e <text:span text:style-name="Source_20_Text"><text:span text:style-name="T2">WODetailWindow</text:span></text:span> (ao clicar em "Ver Relatório").</text:p>
              </text:list-item>
            </text:list>
          </text:list-item>
        </text:list>
        <text:p text:style-name="P4"/>
        <text:h text:style-name="P17" text:outline-level="4"><text:span text:style-name="T1">4.4. Tela de Apontamento de Produção (</text:span><text:span text:style-name="Source_20_Text"><text:span text:style-name="T5">production_app_window.py</text:span></text:span><text:span text:style-name="T1">, Classe </text:span><text:span text:style-name="Source_20_Text"><text:span text:style-name="T5">App</text:span></text:span><text:span text:style-name="T1">)</text:span></text:h>
        <text:list text:style-name="L7">
          <text:list-item>
            <text:p text:style-name="P27"><text:span text:style-name="T1">Objetivo:</text:span> Interface principal para o operador de máquina registrar as atividades de produção.</text:p>
          </text:list-item>
          <text:list-item>
            <text:p text:style-name="P27"><text:span text:style-name="T1">Descrição Estrutural:</text:span> Utiliza um <text:span text:style-name="Source_20_Text"><text:span text:style-name="T2">PanedWindow</text:span></text:span> para dividir a tela em seções redimensionáveis.</text:p>
            <text:list>
              <text:list-item>
                <text:p text:style-name="P28">Painel Superior:</text:p>
                <text:list>
                  <text:list-item>
                    <text:p text:style-name="P27"><text:span text:style-name="T1">Frame de Seleção Inicial:</text:span> Comboboxes para "Equipamento", "Serviço na Fila", "Impressor" (Operador) e "Turno".</text:p>
                  </text:list-item>
                  <text:list-item>
                    <text:p text:style-name="P27"><text:span text:style-name="T1">Frame de Informações da Ordem:</text:span> Exibe dados somente leitura da OP selecionada (WO, Cliente, Papel, etc.).</text:p>
                  </text:list-item>
                </text:list>
              </text:list-item>
              <text:list-item>
                <text:p text:style-name="P28">Painel Inferior:</text:p>
                <text:list>
                  <text:list-item>
                    <text:p text:style-name="P27"><text:span text:style-name="T1">Frame de Setup:</text:span> Campos para "Perdas (Setup)", "Malas", "Total Lavagens", "Nº Inspeção". Contém um timer e botões para "Iniciar/Finalizar Setup" e "Apontar Parada de Setup".</text:p>
                  </text:list-item>
                  <text:list-item>
                    <text:p text:style-name="P27"><text:span text:style-name="T1">Frame de Produção:</text:span> Campos para "Giros Rodados" (desabilitado/calculado), "Quantidade Produzida", "Perdas (Produção)" e Combobox para "Motivo da Perda". <text:soft-page-break/>Contém um timer e botões para "Iniciar/Finalizar Produção" e "Apontar Parada de Produção".</text:p>
                  </text:list-item>
                  <text:list-item>
                    <text:p text:style-name="P27"><text:span text:style-name="T1">Frame de Histórico de Paradas:</text:span> Uma <text:span text:style-name="Source_20_Text"><text:span text:style-name="T2">Treeview</text:span></text:span> que lista todas as paradas registradas durante o setup e a produção.</text:p>
                  </text:list-item>
                  <text:list-item>
                    <text:p text:style-name="P27"><text:span text:style-name="T1">Botão "Registar Apontamento Final":</text:span> Habilitado ao final do processo.</text:p>
                  </text:list-item>
                  <text:list-item>
                    <text:p text:style-name="P27"><text:span text:style-name="T1">Barra de Status:</text:span> Exibe o estado atual do apontamento (AGUARDANDO, SETUP EM ANDAMENTO, etc.).</text:p>
                  </text:list-item>
                </text:list>
              </text:list-item>
            </text:list>
          </text:list-item>
          <text:list-item>
            <text:p text:style-name="P28">Fluxo de Execução:</text:p>
            <text:list>
              <text:list-item text:start-value="1">
                <text:p text:style-name="P29">O operador seleciona Equipamento, Serviço, Impressor e Turno.</text:p>
              </text:list-item>
              <text:list-item>
                <text:p text:style-name="P29">Clica em "Iniciar Setup", o timer de setup começa.</text:p>
              </text:list-item>
              <text:list-item>
                <text:p text:style-name="P27">Pode registrar paradas de setup, que abrem uma janela modal (<text:span text:style-name="Source_20_Text"><text:span text:style-name="T2">RealTimeStopWindow</text:span></text:span>).</text:p>
              </text:list-item>
              <text:list-item>
                <text:p text:style-name="P29">Ao finalizar o setup, preenche os campos e clica em "Finalizar Setup". Os dados são salvos.</text:p>
              </text:list-item>
              <text:list-item>
                <text:p text:style-name="P29">Clica em "Iniciar Produção", o timer de produção começa.</text:p>
              </text:list-item>
              <text:list-item>
                <text:p text:style-name="P29">Pode registrar paradas de produção.</text:p>
              </text:list-item>
              <text:list-item>
                <text:p text:style-name="P29">Ao terminar, preenche os campos de produção e clica em "Finalizar Produção".</text:p>
              </text:list-item>
              <text:list-item>
                <text:p text:style-name="P29">Clica em "Registar Apontamento Final" para salvar todos os dados no banco.</text:p>
              </text:list-item>
            </text:list>
          </text:list-item>
          <text:list-item>
            <text:p text:style-name="P28">Comportamentos Dinâmicos:</text:p>
            <text:list>
              <text:list-item>
                <text:p text:style-name="P27">O estado da UI (campos/botões habilitados/desabilitados) muda conforme o estado do processo (<text:span text:style-name="Source_20_Text"><text:span text:style-name="T2">IDLE</text:span></text:span>, <text:span text:style-name="Source_20_Text"><text:span text:style-name="T2">SETUP_RUNNING</text:span></text:span>, <text:span text:style-name="Source_20_Text"><text:span text:style-name="T2">PRODUCTION_READY</text:span></text:span>, etc.).</text:p>
              </text:list-item>
              <text:list-item>
                <text:p text:style-name="P29">Possui uma lógica para restaurar um setup não finalizado caso a aplicação tenha sido fechada inesperadamente.</text:p>
              </text:list-item>
            </text:list>
          </text:list-item>
        </text:list>
        <text:p text:style-name="P4"/>
        <text:h text:style-name="P5" text:outline-level="3">5. Banco de Dados</text:h>
        <text:list text:style-name="L8">
          <text:list-item>
            <text:p text:style-name="P30"><text:span text:style-name="T1">Nome e Formato:</text:span> A aplicação utiliza o SGBD <text:span text:style-name="T1">PostgreSQL</text:span>. O nome do banco de dados padrão é <text:span text:style-name="Source_20_Text"><text:span text:style-name="T2">apontamento_producao</text:span></text:span>.</text:p>
          </text:list-item>
          <text:list-item>
            <text:p text:style-name="P30"><text:span text:style-name="T1">Modelo Relacional e Tabelas:</text:span> A estrutura completa está definida no arquivo <text:span text:style-name="Source_20_Text"><text:span text:style-name="T2">estrutura_banco.sql</text:span></text:span>. As principais tabelas são:</text:p>
            <text:list>
              <text:list-item>
                <text:p text:style-name="P30"><text:span text:style-name="Source_20_Text"><text:span text:style-name="T5">ordem_producao</text:span></text:span>: Armazena os dados mestre de cada Ordem de Produção (WO, cliente, etc.).</text:p>
              </text:list-item>
              <text:list-item>
                <text:p text:style-name="P30"><text:span text:style-name="Source_20_Text"><text:span text:style-name="T5">ordem_producao_maquinas</text:span></text:span>: Define as metas e materiais para cada máquina dentro de uma OP.</text:p>
              </text:list-item>
              <text:list-item>
                <text:p text:style-name="P30"><text:span text:style-name="Source_20_Text"><text:span text:style-name="T5">ordem_servicos</text:span></text:span>: Descreve as etapas (serviços) sequenciais de uma OP.</text:p>
              </text:list-item>
              <text:list-item>
                <text:p text:style-name="P30"><text:span text:style-name="Source_20_Text"><text:span text:style-name="T5">apontamento_setup</text:span></text:span>: Guarda os registros de tempo e perdas da fase de setup.</text:p>
              </text:list-item>
              <text:list-item>
                <text:p text:style-name="P30"><text:span text:style-name="Source_20_Text"><text:span text:style-name="T5">apontamento</text:span></text:span>: Guarda os registros de tempo, quantidades e perdas da fase de produção.</text:p>
              </text:list-item>
              <text:list-item>
                <text:p text:style-name="P30"><text:span text:style-name="Source_20_Text"><text:span text:style-name="T5">paradas</text:span></text:span><text:span text:style-name="T1"> e </text:span><text:span text:style-name="Source_20_Text"><text:span text:style-name="T5">paradas_setup</text:span></text:span>: Registram as paradas ocorridas durante a produção e o setup, respectivamente, com seus motivos e durações.</text:p>
              </text:list-item>
              <text:list-item>
                <text:p text:style-name="P30"><text:span text:style-name="Source_20_Text"><text:span text:style-name="T5">usuarios</text:span></text:span>: Tabela de usuários com <text:span text:style-name="Source_20_Text"><text:span text:style-name="T2">nome_usuario</text:span></text:span>, <text:span text:style-name="Source_20_Text"><text:span text:style-name="T2">senha_hash</text:span></text:span> (bcrypt) e <text:span text:style-name="Source_20_Text"><text:span text:style-name="T2">permissao</text:span></text:span>.</text:p>
              </text:list-item>
              <text:list-item>
                <text:p text:style-name="P30"><text:span text:style-name="T1">Tabelas de Apoio (</text:span><text:span text:style-name="Source_20_Text"><text:span text:style-name="T5">*_tipos</text:span></text:span><text:span text:style-name="T1">)</text:span>: <text:span text:style-name="Source_20_Text"><text:span text:style-name="T2">equipamentos_tipos</text:span></text:span>, <text:span text:style-name="Source_20_Text"><text:span text:style-name="T2">motivos_parada_tipos</text:span></text:span>, <text:span text:style-name="Source_20_Text"><text:span text:style-name="T2">tipos_papel</text:span></text:span>, etc. São tabelas de lookup para preencher os comboboxes.</text:p>
              </text:list-item>
            </text:list>
          </text:list-item>
          <text:list-item>
            <text:p text:style-name="P31">Relações (exemplo):</text:p>
            <text:list>
              <text:list-item>
                <text:p text:style-name="P30"><text:span text:style-name="Source_20_Text"><text:span text:style-name="T2">ordem_producao</text:span></text:span> (1) -&gt; (N) <text:span text:style-name="Source_20_Text"><text:span text:style-name="T2">ordem_producao_maquinas</text:span></text:span></text:p>
              </text:list-item>
              <text:list-item>
                <text:p text:style-name="P30"><text:soft-page-break/><text:span text:style-name="Source_20_Text"><text:span text:style-name="T2">ordem_producao</text:span></text:span> (1) -&gt; (N) <text:span text:style-name="Source_20_Text"><text:span text:style-name="T2">ordem_servicos</text:span></text:span></text:p>
              </text:list-item>
              <text:list-item>
                <text:p text:style-name="P30"><text:span text:style-name="Source_20_Text"><text:span text:style-name="T2">ordem_producao_maquinas</text:span></text:span> (1) -&gt; (1) <text:span text:style-name="Source_20_Text"><text:span text:style-name="T2">ordem_servicos</text:span></text:span></text:p>
              </text:list-item>
              <text:list-item>
                <text:p text:style-name="P30"><text:span text:style-name="Source_20_Text"><text:span text:style-name="T2">ordem_servicos</text:span></text:span> (1) -&gt; (1) <text:span text:style-name="Source_20_Text"><text:span text:style-name="T2">apontamento_setup</text:span></text:span></text:p>
              </text:list-item>
              <text:list-item>
                <text:p text:style-name="P30"><text:span text:style-name="Source_20_Text"><text:span text:style-name="T2">ordem_servicos</text:span></text:span> (1) -&gt; (1) <text:span text:style-name="Source_20_Text"><text:span text:style-name="T2">apontamento</text:span></text:span></text:p>
              </text:list-item>
              <text:list-item>
                <text:p text:style-name="P30"><text:span text:style-name="Source_20_Text"><text:span text:style-name="T2">apontamento_setup</text:span></text:span> (1) -&gt; (N) <text:span text:style-name="Source_20_Text"><text:span text:style-name="T2">paradas_setup</text:span></text:span></text:p>
              </text:list-item>
              <text:list-item>
                <text:p text:style-name="P30"><text:span text:style-name="Source_20_Text"><text:span text:style-name="T2">apontamento</text:span></text:span> (1) -&gt; (N) <text:span text:style-name="Source_20_Text"><text:span text:style-name="T2">paradas</text:span></text:span></text:p>
              </text:list-item>
            </text:list>
          </text:list-item>
          <text:list-item>
            <text:p text:style-name="P31">Backup e Restauração:</text:p>
            <text:list>
              <text:list-item>
                <text:p text:style-name="P30"><text:span text:style-name="T1">Backup:</text:span> Recomenda-se o uso da ferramenta <text:span text:style-name="Source_20_Text"><text:span text:style-name="T2">pg_dump</text:span></text:span> nativa do PostgreSQL. Exemplo de comando: <text:span text:style-name="Source_20_Text"><text:span text:style-name="T2">pg_dump -U postgres -W -F c -b -v -f backup.dump apontamento_producao</text:span></text:span>.</text:p>
              </text:list-item>
              <text:list-item>
                <text:p text:style-name="P30"><text:span text:style-name="T1">Restauração:</text:span> Utilizar a ferramenta <text:span text:style-name="Source_20_Text"><text:span text:style-name="T2">pg_restore</text:span></text:span>. Exemplo: <text:span text:style-name="Source_20_Text"><text:span text:style-name="T2">pg_restore -U postgres -W -d apontamento_producao -v backup.dump</text:span></text:span>. É crucial que o backup seja realizado em um local seguro e de forma periódica.</text:p>
              </text:list-item>
            </text:list>
          </text:list-item>
        </text:list>
        <text:h text:style-name="P5" text:outline-level="3">6. Fluxo de Execução do Sistema</text:h>
        <text:list text:style-name="L9">
          <text:list-item>
            <text:p text:style-name="P32">A aplicação é iniciada executando <text:span text:style-name="Source_20_Text"><text:span text:style-name="T2">main.py</text:span></text:span>.</text:p>
          </text:list-item>
          <text:list-item>
            <text:p text:style-name="P32">A classe <text:span text:style-name="Source_20_Text"><text:span text:style-name="T2">AppController</text:span></text:span> é instanciada. Ela cria uma janela raiz <text:span text:style-name="Source_20_Text"><text:span text:style-name="T2">tk.Tk()</text:span></text:span> que permanece oculta.</text:p>
          </text:list-item>
          <text:list-item>
            <text:p text:style-name="P32"><text:span text:style-name="Source_20_Text"><text:span text:style-name="T2">load_db_config()</text:span></text:span> é chamado para ler o arquivo <text:span text:style-name="Source_20_Text"><text:span text:style-name="T2">db_config.json</text:span></text:span>.</text:p>
          </text:list-item>
          <text:list-item>
            <text:p text:style-name="P32"><text:span text:style-name="Source_20_Text"><text:span text:style-name="T2">show_login_window()</text:span></text:span> é chamado, criando e exibindo a <text:span text:style-name="Source_20_Text"><text:span text:style-name="T2">LoginWindow</text:span></text:span>.</text:p>
          </text:list-item>
          <text:list-item>
            <text:p text:style-name="P32">O usuário insere as credenciais. A <text:span text:style-name="Source_20_Text"><text:span text:style-name="T2">LoginWindow</text:span></text:span> valida os dados contra a tabela <text:span text:style-name="Source_20_Text"><text:span text:style-name="T2">usuarios</text:span></text:span>.</text:p>
          </text:list-item>
          <text:list-item>
            <text:p text:style-name="P32">Após o sucesso, a <text:span text:style-name="Source_20_Text"><text:span text:style-name="T2">LoginWindow</text:span></text:span> chama <text:span text:style-name="Source_20_Text"><text:span text:style-name="T2">on_login_success()</text:span></text:span> no <text:span text:style-name="Source_20_Text"><text:span text:style-name="T2">AppController</text:span></text:span>.</text:p>
          </text:list-item>
          <text:list-item>
            <text:p text:style-name="P32"><text:span text:style-name="Source_20_Text"><text:span text:style-name="T2">on_login_success()</text:span></text:span> inicializa o pool de conexões do banco de dados (<text:span text:style-name="Source_20_Text"><text:span text:style-name="T2">initialize_connection_pool</text:span></text:span>) e, com base na permissão do usuário, instancia a janela principal apropriada (<text:span text:style-name="Source_20_Text"><text:span text:style-name="T2">MenuPrincipalWindow</text:span></text:span>, <text:span text:style-name="Source_20_Text"><text:span text:style-name="T2">PCPWindow</text:span></text:span> ou <text:span text:style-name="Source_20_Text"><text:span text:style-name="T2">App</text:span></text:span>).</text:p>
          </text:list-item>
          <text:list-item>
            <text:p text:style-name="P32">A janela principal assume o controle, e o <text:span text:style-name="Source_20_Text"><text:span text:style-name="T2">mainloop()</text:span></text:span> do <text:span text:style-name="Source_20_Text"><text:span text:style-name="T2">tk.Tk()</text:span></text:span> raiz mantém a aplicação em execução, tratando eventos da interface gráfica.</text:p>
          </text:list-item>
          <text:list-item>
            <text:p text:style-name="P32">Ao fechar a janela principal, a função <text:span text:style-name="Source_20_Text"><text:span text:style-name="T2">on_app_close()</text:span></text:span> é chamada, que por sua vez executa <text:span text:style-name="Source_20_Text"><text:span text:style-name="T2">close_connection_pool()</text:span></text:span> para liberar os recursos do banco e encerra a aplicação.</text:p>
          </text:list-item>
        </text:list>
        <text:h text:style-name="P5" text:outline-level="3">7. Interações com o Banco de Dados</text:h>
        <text:list text:style-name="L10">
          <text:list-item>
            <text:p text:style-name="P33"><text:span text:style-name="T1">Conexão:</text:span> O módulo <text:span text:style-name="Source_20_Text"><text:span text:style-name="T2">database.py</text:span></text:span> gerencia um pool de conexões (<text:span text:style-name="Source_20_Text"><text:span text:style-name="T2">psycopg2.pool.SimpleConnectionPool</text:span></text:span>) para otimizar o uso de recursos. A função <text:span text:style-name="Source_20_Text"><text:span text:style-name="T2">get_db_connection()</text:span></text:span> obtém uma conexão do pool, e <text:span text:style-name="Source_20_Text"><text:span text:style-name="T2">release_db_connection()</text:span></text:span> a devolve.</text:p>
          </text:list-item>
          <text:list-item>
            <text:p text:style-name="P34">Operações CRUD:</text:p>
            <text:list>
              <text:list-item>
                <text:p text:style-name="P33"><text:span text:style-name="T1">CREATE:</text:span> A <text:span text:style-name="Source_20_Text"><text:span text:style-name="T2">PCPWindow</text:span></text:span> insere novas OPs, máquinas e serviços. A <text:span text:style-name="Source_20_Text"><text:span text:style-name="T2">UserManagerWindow</text:span></text:span> insere novos usuários.</text:p>
              </text:list-item>
              <text:list-item>
                <text:p text:style-name="P33"><text:span text:style-name="T1">READ:</text:span> Todas as telas leem dados para exibir informações. A <text:span text:style-name="Source_20_Text"><text:span text:style-name="T2">PCPWindow</text:span></text:span> lê a fila de OPs. A <text:span text:style-name="Source_20_Text"><text:span text:style-name="T2">DashboardManagerView</text:span></text:span> lê uma grande quantidade de dados consolidados para os KPIs.</text:p>
              </text:list-item>
              <text:list-item>
                <text:p text:style-name="P33"><text:span text:style-name="T1">UPDATE:</text:span> A <text:span text:style-name="Source_20_Text"><text:span text:style-name="T2">EditOrdemWindow</text:span></text:span> atualiza os dados de uma OP. A <text:span text:style-name="Source_20_Text"><text:span text:style-name="T2">UserManagerWindow</text:span></text:span> atualiza permissões e status de usuários.</text:p>
              </text:list-item>
              <text:list-item>
                <text:p text:style-name="P33"><text:span text:style-name="T1">DELETE:</text:span> A <text:span text:style-name="Source_20_Text"><text:span text:style-name="T2">PCPWindow</text:span></text:span> pode cancelar (deletar) uma OP. A <text:span text:style-name="Source_20_Text"><text:span text:style-name="T2">UserManagerWindow</text:span></text:span> pode deletar usuários (embora o fluxo mais comum seja desativá-los).</text:p>
              </text:list-item>
            </text:list>
          </text:list-item>
          <text:list-item>
            <text:p text:style-name="P33"><text:span text:style-name="T1">Transações:</text:span> As operações de escrita (INSERT, UPDATE, DELETE) são encapsuladas em blocos <text:span text:style-name="Source_20_Text"><text:span text:style-name="T2">try...except...finally</text:span></text:span>. A confirmação é feita com <text:span text:style-name="Source_20_Text"><text:span text:style-name="T2">conn.commit()</text:span></text:span> após a execução bem-sucedida do cursor, e a reversão com <text:span text:style-name="Source_20_Text"><text:span text:style-name="T2">conn.rollback()</text:span></text:span> em caso de erro.</text:p>
          </text:list-item>
          <text:list-item>
            <text:p text:style-name="P33"><text:span text:style-name="T1">Tratamento de Erros:</text:span> Erros de banco (<text:span text:style-name="Source_20_Text"><text:span text:style-name="T2">psycopg2.Error</text:span></text:span>) são capturados e exibidos ao usuário através de <text:span text:style-name="Source_20_Text"><text:span text:style-name="T2">messagebox.showerror</text:span></text:span>, informando sobre a falha na operação.</text:p>
          </text:list-item>
        </text:list>
        <text:h text:style-name="P5" text:outline-level="3"><text:soft-page-break/>8. Processos Automatizados ou Cálculos Internos</text:h>
        <text:list text:style-name="L11">
          <text:list-item>
            <text:p text:style-name="P35"><text:span text:style-name="T1">Cálculo de KPIs no Dashboard:</text:span> A classe <text:span text:style-name="Source_20_Text"><text:span text:style-name="T2">DashboardManagerView</text:span></text:span> possui a função <text:span text:style-name="Source_20_Text"><text:span text:style-name="T2">update_kpis</text:span></text:span> que calcula:</text:p>
            <text:list>
              <text:list-item>
                <text:p text:style-name="P35"><text:span text:style-name="T1">OEE (Eficiência Geral do Equipamento):</text:span> Calculado com base nos componentes de Disponibilidade, Performance e Qualidade, usando dados de tempo de produção, tempo de parada, produção real e tempo de ciclo ideal.</text:p>
              </text:list-item>
              <text:list-item>
                <text:p text:style-name="P35"><text:span text:style-name="T1">Outros KPIs:</text:span> Total Produzido, Total de Perdas e Tempo de Paradas são calculados por meio de agregações (<text:span text:style-name="Source_20_Text"><text:span text:style-name="T2">SUM</text:span></text:span>) sobre os dados filtrados.</text:p>
              </text:list-item>
            </text:list>
          </text:list-item>
          <text:list-item>
            <text:p text:style-name="P35"><text:span text:style-name="T1">Cálculo de Giros Previstos:</text:span> Na <text:span text:style-name="Source_20_Text"><text:span text:style-name="T2">PCPWindow</text:span></text:span>, a função <text:span text:style-name="Source_20_Text"><text:span text:style-name="T2">_calcular_giros_para_maquina</text:span></text:span> calcula automaticamente os giros com base na tiragem e na quantidade de cores, usando um mapa (<text:span text:style-name="Source_20_Text"><text:span text:style-name="T2">giros_map</text:span></text:span>) pré-carregado do banco.</text:p>
          </text:list-item>
          <text:list-item>
            <text:p text:style-name="P35"><text:span text:style-name="T1">Geração de Relatórios:</text:span> A <text:span text:style-name="Source_20_Text"><text:span text:style-name="T2">PCPWindow</text:span></text:span> utiliza <text:span text:style-name="Source_20_Text"><text:span text:style-name="T2">pandas</text:span></text:span> para criar um DataFrame com os dados da <text:span text:style-name="Source_20_Text"><text:span text:style-name="T2">Treeview</text:span></text:span> e exportá-lo para um arquivo <text:span text:style-name="Source_20_Text"><text:span text:style-name="T2">.xlsx</text:span></text:span>. Também utiliza <text:span text:style-name="Source_20_Text"><text:span text:style-name="T2">reportlab</text:span></text:span> para gerar PDFs.</text:p>
          </text:list-item>
        </text:list>
        <text:h text:style-name="P5" text:outline-level="3">9. Validações, Regras de Negócio e Restrições</text:h>
        <text:list text:style-name="L12">
          <text:list-item>
            <text:p text:style-name="P36">Validações de Entrada:</text:p>
            <text:list>
              <text:list-item>
                <text:p text:style-name="P37"><text:span text:style-name="T1">Campos Obrigatórios:</text:span> A maioria das telas verifica se campos essenciais (como WO, cliente, senha, quantidade produzida) estão preenchidos antes de salvar.</text:p>
              </text:list-item>
              <text:list-item>
                <text:p text:style-name="P37"><text:span text:style-name="T1">Tipos de Dados:</text:span> A tentativa de conversão para <text:span text:style-name="Source_20_Text"><text:span text:style-name="T2">int()</text:span></text:span> ou <text:span text:style-name="Source_20_Text"><text:span text:style-name="T2">date()</text:span></text:span> serve como validação de tipo, capturando <text:span text:style-name="Source_20_Text"><text:span text:style-name="T2">ValueError</text:span></text:span>.</text:p>
              </text:list-item>
            </text:list>
          </text:list-item>
          <text:list-item>
            <text:p text:style-name="P36">Regras de Negócio:</text:p>
            <text:list>
              <text:list-item>
                <text:p text:style-name="P37"><text:span text:style-name="T1">Unicidade da WO:</text:span> O banco de dados possui uma constraint <text:span text:style-name="Source_20_Text"><text:span text:style-name="T2">UNIQUE</text:span></text:span> na coluna <text:span text:style-name="Source_20_Text"><text:span text:style-name="T2">numero_wo</text:span></text:span> da tabela <text:span text:style-name="Source_20_Text"><text:span text:style-name="T2">ordem_producao</text:span></text:span>, impedindo WOs duplicadas.</text:p>
              </text:list-item>
              <text:list-item>
                <text:p text:style-name="P37"><text:span text:style-name="T1">Criação de Serviço Restante:</text:span> Se a quantidade produzida for menor que a planejada, o sistema pergunta ao usuário se deseja criar um novo serviço com a quantidade restante, mantendo a rastreabilidade.</text:p>
              </text:list-item>
              <text:list-item>
                <text:p text:style-name="P37"><text:span text:style-name="T1">Status da Ordem:</text:span> A edição e o cancelamento de OPs só são permitidos se o status for "Em Aberto".</text:p>
              </text:list-item>
            </text:list>
          </text:list-item>
        </text:list>
        <text:h text:style-name="P5" text:outline-level="3">10. Responsividade e Comportamento em Diferentes Resoluções</text:h>
        <text:list text:style-name="L13">
          <text:list-item>
            <text:p text:style-name="P38">Estratégias Visuais:</text:p>
            <text:list>
              <text:list-item>
                <text:p text:style-name="P39"><text:span text:style-name="T1">Maximização:</text:span> Janelas principais como <text:span text:style-name="Source_20_Text"><text:span text:style-name="T2">PCPWindow</text:span></text:span> e <text:span text:style-name="Source_20_Text"><text:span text:style-name="T2">DashboardManagerView</text:span></text:span> são iniciadas maximizadas (<text:span text:style-name="Source_20_Text"><text:span text:style-name="T2">state('zoomed')</text:span></text:span>) para aproveitar o espaço de tela.</text:p>
              </text:list-item>
              <text:list-item>
                <text:p text:style-name="P39"><text:span text:style-name="T1">Tamanho Mínimo:</text:span> <text:span text:style-name="Source_20_Text"><text:span text:style-name="T2">wm_minsize()</text:span></text:span> é definido para garantir que a janela não seja redimensionada a um ponto em que os componentes se tornem inutilizáveis.</text:p>
              </text:list-item>
              <text:list-item>
                <text:p text:style-name="P39"><text:span text:style-name="T1">Gestão de Layout:</text:span> O sistema utiliza <text:span text:style-name="Source_20_Text"><text:span text:style-name="T2">pack()</text:span></text:span> e <text:span text:style-name="Source_20_Text"><text:span text:style-name="T2">grid()</text:span></text:span> com as opções <text:span text:style-name="Source_20_Text"><text:span text:style-name="T2">fill=BOTH</text:span></text:span>, <text:span text:style-name="Source_20_Text"><text:span text:style-name="T2">expand=True</text:span></text:span>, e <text:span text:style-name="Source_20_Text"><text:span text:style-name="T2">grid_columnconfigure(weight=1)</text:span></text:span> para que os widgets se ajustem ao tamanho da janela.</text:p>
              </text:list-item>
              <text:list-item>
                <text:p text:style-name="P39"><text:span text:style-name="T1">Barras de Rolagem:</text:span> Em frames com conteúdo potencialmente grande (como o formulário do PCP e as tabelas), <text:span text:style-name="Source_20_Text"><text:span text:style-name="T2">Canvas</text:span></text:span> e <text:span text:style-name="Source_20_Text"><text:span text:style-name="T2">Scrollbar</text:span></text:span> são usados para permitir a visualização completa do conteúdo.</text:p>
              </text:list-item>
            </text:list>
          </text:list-item>
        </text:list>
        <text:h text:style-name="P5" text:outline-level="3">11. Padrões Visuais e UX</text:h>
        <text:list text:style-name="L14">
          <text:list-item>
            <text:p text:style-name="P40"><text:span text:style-name="T1">Tema e Estilo:</text:span> O sistema utiliza o tema <text:span text:style-name="Source_20_Text"><text:span text:style-name="T2">primary</text:span></text:span> do <text:span text:style-name="Source_20_Text"><text:span text:style-name="T2">ttkbootstrap</text:span></text:span> (um tema azul escuro por padrão), conferindo uma aparência consistente e moderna a todas as janelas.</text:p>
          </text:list-item>
          <text:list-item>
            <text:p text:style-name="P40"><text:span text:style-name="T1">Hierarquia Visual:</text:span> <text:span text:style-name="Source_20_Text"><text:span text:style-name="T2">LabelFrame</text:span></text:span> é usado para agrupar campos relacionados. Títulos usam fontes em negrito e tamanho maior para criar uma hierarquia clara. Botões de ação <text:soft-page-break/>primária usam <text:span text:style-name="Source_20_Text"><text:span text:style-name="T2">bootstyle=SUCCESS</text:span></text:span> (verde), ações de edição/informação usam <text:span text:style-name="Source_20_Text"><text:span text:style-name="T2">info</text:span></text:span> (azul claro), e ações destrutivas usam <text:span text:style-name="Source_20_Text"><text:span text:style-name="T2">danger</text:span></text:span> (vermelho).</text:p>
          </text:list-item>
          <text:list-item>
            <text:p text:style-name="P40"><text:span text:style-name="T1">Navegação por Teclado:</text:span> A navegação por <text:span text:style-name="Source_20_Text"><text:span text:style-name="T2">Tab</text:span></text:span> entre os campos é o padrão do Tkinter. O evento <text:span text:style-name="Source_20_Text"><text:span text:style-name="T2">&lt;Return&gt;</text:span></text:span> (Enter) no campo de senha da tela de login aciona a submissão.</text:p>
          </text:list-item>
          <text:list-item>
            <text:p text:style-name="P41">Feedback Visual e Mensagens:</text:p>
            <text:list>
              <text:list-item>
                <text:p text:style-name="P40">Mensagens de sucesso (<text:span text:style-name="Source_20_Text"><text:span text:style-name="T2">showinfo</text:span></text:span>), alerta (<text:span text:style-name="Source_20_Text"><text:span text:style-name="T2">showwarning</text:span></text:span>) e erro (<text:span text:style-name="Source_20_Text"><text:span text:style-name="T2">showerror</text:span></text:span>) são usadas extensivamente para comunicar o resultado das operações ao usuário.</text:p>
              </text:list-item>
              <text:list-item>
                <text:p text:style-name="P42">O cursor do mouse muda para "watch" (ampulheta) durante operações demoradas, como o carregamento de dados.</text:p>
              </text:list-item>
            </text:list>
          </text:list-item>
        </text:list>
        <text:h text:style-name="P5" text:outline-level="3">12. Exportações e Geração de Relatórios</text:h>
        <text:list text:style-name="L15">
          <text:list-item>
            <text:p text:style-name="P43"><text:span text:style-name="T1">Formatos Suportados:</text:span> Excel (<text:span text:style-name="Source_20_Text"><text:span text:style-name="T2">.xlsx</text:span></text:span>) e PDF (<text:span text:style-name="Source_20_Text"><text:span text:style-name="T2">.pdf</text:span></text:span>).</text:p>
          </text:list-item>
          <text:list-item>
            <text:p text:style-name="P43"><text:span text:style-name="T1">Localização:</text:span> O sistema abre uma caixa de diálogo <text:span text:style-name="Source_20_Text"><text:span text:style-name="T2">filedialog.asksaveasfilename</text:span></text:span> para que o usuário escolha o local e o nome do arquivo a ser salvo.</text:p>
          </text:list-item>
          <text:list-item>
            <text:p text:style-name="P43"><text:span text:style-name="T1">Layout (Excel):</text:span> A exportação para Excel cria uma planilha simples onde as colunas correspondem exatamente às colunas exibidas na tabela da interface.</text:p>
          </text:list-item>
          <text:list-item>
            <text:p text:style-name="P43"><text:span text:style-name="T1">Interação:</text:span> O usuário clica nos botões "Exportar para XLSX" ou "Exportar para PDF" na <text:span text:style-name="Source_20_Text"><text:span text:style-name="T2">PCPWindow</text:span></text:span>.</text:p>
          </text:list-item>
        </text:list>
        <text:h text:style-name="P5" text:outline-level="3">13. Bugs Conhecidos, Limitações e Gaps</text:h>
        <text:list text:style-name="L16">
          <text:list-item>
            <text:p text:style-name="P44"><text:span text:style-name="T1">Inconsistência na Documentação vs. Código:</text:span> O prompt inicial mencionava SQLite, mas toda a implementação (<text:span text:style-name="Source_20_Text"><text:span text:style-name="T2">psycopg2</text:span></text:span>, <text:span text:style-name="Source_20_Text"><text:span text:style-name="T2">estrutura_banco.sql</text:span></text:span>) é para PostgreSQL. Isso pode causar confusão se a documentação não for clara.</text:p>
          </text:list-item>
          <text:list-item>
            <text:p text:style-name="P44"><text:span text:style-name="T1">Tratamento de Conexão:</text:span> Embora exista um pool, o tratamento de perda de conexão durante a operação poderia ser mais robusto, talvez com tentativas de reconexão automática.</text:p>
          </text:list-item>
          <text:list-item>
            <text:p text:style-name="P44"><text:span text:style-name="T1">Performance do Dashboard:</text:span> Em bases de dados muito grandes, a consulta na <text:span text:style-name="Source_20_Text"><text:span text:style-name="T2">mv_relatorio_producao_consolidado</text:span></text:span> pode se tornar lenta, exigindo otimização (índices, particionamento) no futuro. O carregamento é feito na thread principal da UI, o que pode causar congelamentos momentâneos.</text:p>
          </text:list-item>
        </text:list>
        <text:h text:style-name="P5" text:outline-level="3">14. Procedimento de Instalação</text:h>
        <text:list text:style-name="L17">
          <text:list-item>
            <text:p text:style-name="P45">Requisitos:</text:p>
            <text:list>
              <text:list-item>
                <text:p text:style-name="P46"><text:span text:style-name="T1">Hardware:</text:span> Mínimo de 4GB de RAM, processador dual-core.</text:p>
              </text:list-item>
              <text:list-item>
                <text:p text:style-name="P46"><text:span text:style-name="T1">Software:</text:span> Windows 10 ou superior, Python 3.11+.</text:p>
              </text:list-item>
              <text:list-item>
                <text:p text:style-name="P46"><text:span text:style-name="T1">Banco de Dados:</text:span> Servidor PostgreSQL acessível na rede.</text:p>
              </text:list-item>
            </text:list>
          </text:list-item>
          <text:list-item>
            <text:p text:style-name="P45">Passo a passo da Instalação:</text:p>
            <text:list>
              <text:list-item text:start-value="1">
                <text:p text:style-name="P47">Instale o Python 3.11+ para Windows.</text:p>
              </text:list-item>
              <text:list-item>
                <text:p text:style-name="P47">Clone o repositório do projeto.</text:p>
              </text:list-item>
              <text:list-item>
                <text:p text:style-name="P46">Crie um ambiente virtual: <text:span text:style-name="Source_20_Text"><text:span text:style-name="T2">python -m venv venv</text:span></text:span>.</text:p>
              </text:list-item>
              <text:list-item>
                <text:p text:style-name="P46">Ative o ambiente virtual: <text:span text:style-name="Source_20_Text"><text:span text:style-name="T2">venv\Scripts\activate</text:span></text:span>.</text:p>
              </text:list-item>
              <text:list-item>
                <text:p text:style-name="P46">Instale as dependências: <text:span text:style-name="Source_20_Text"><text:span text:style-name="T2">pip install psycopg2-binary ttkbootstrap pandas openpyxl matplotlib reportlab bcrypt keyring Pillow</text:span></text:span>.</text:p>
              </text:list-item>
              <text:list-item>
                <text:p text:style-name="P46">Configure o banco de dados PostgreSQL: Crie um banco de dados (ex: <text:span text:style-name="Source_20_Text"><text:span text:style-name="T2">apontamento_producao</text:span></text:span>) e execute o script <text:span text:style-name="Source_20_Text"><text:span text:style-name="T2">estrutura_banco.sql</text:span></text:span> para criar todas as tabelas.</text:p>
              </text:list-item>
              <text:list-item>
                <text:p text:style-name="P46">Execute a aplicação pela primeira vez: <text:span text:style-name="Source_20_Text"><text:span text:style-name="T2">python main.py</text:span></text:span>.</text:p>
              </text:list-item>
              <text:list-item>
                <text:p text:style-name="P46"><text:soft-page-break/>Na tela de login, clique em "Configurar DB". Preencha os dados de conexão com o seu servidor PostgreSQL e salve. Isso criará o arquivo <text:span text:style-name="Source_20_Text"><text:span text:style-name="T2">db_config.json</text:span></text:span>.</text:p>
              </text:list-item>
              <text:list-item>
                <text:p text:style-name="P46">Execute <text:span text:style-name="Source_20_Text"><text:span text:style-name="T2">python criar_usuarios.py</text:span></text:span> para criar os usuários padrão ('admin', 'pcp', 'offset') e definir uma senha inicial.</text:p>
              </text:list-item>
              <text:list-item>
                <text:p text:style-name="P46">Execute <text:span text:style-name="Source_20_Text"><text:span text:style-name="T2">python main.py</text:span></text:span> novamente para fazer login e usar o sistema.</text:p>
              </text:list-item>
            </text:list>
          </text:list-item>
        </text:list>
        <text:h text:style-name="P5" text:outline-level="3">15. Estrutura do Código e Classes</text:h>
        <text:list text:style-name="L18">
          <text:list-item>
            <text:p text:style-name="P48"><text:span text:style-name="Source_20_Text"><text:span text:style-name="T5">main.py</text:span></text:span><text:span text:style-name="T1">:</text:span> Classe <text:span text:style-name="Source_20_Text"><text:span text:style-name="T2">AppController</text:span></text:span>, orquestra a aplicação.</text:p>
          </text:list-item>
          <text:list-item>
            <text:p text:style-name="P48"><text:span text:style-name="Source_20_Text"><text:span text:style-name="T5">database.py</text:span></text:span><text:span text:style-name="T1">:</text:span> Funções <text:span text:style-name="Source_20_Text"><text:span text:style-name="T2">initialize_connection_pool</text:span></text:span>, <text:span text:style-name="Source_20_Text"><text:span text:style-name="T2">get_db_connection</text:span></text:span>, etc. Abstrai a gestão de conexões.</text:p>
          </text:list-item>
          <text:list-item>
            <text:p text:style-name="P48"><text:span text:style-name="Source_20_Text"><text:span text:style-name="T5">windows/login_window.py</text:span></text:span><text:span text:style-name="T1">:</text:span> Classe <text:span text:style-name="Source_20_Text"><text:span text:style-name="T2">LoginWindow</text:span></text:span>, responsável pela autenticação.</text:p>
          </text:list-item>
          <text:list-item>
            <text:p text:style-name="P48"><text:span text:style-name="Source_20_Text"><text:span text:style-name="T5">windows/main_menu_window.py</text:span></text:span><text:span text:style-name="T1">:</text:span> Classe <text:span text:style-name="Source_20_Text"><text:span text:style-name="T2">MenuPrincipalWindow</text:span></text:span>, hub de navegação para admins.</text:p>
          </text:list-item>
          <text:list-item>
            <text:p text:style-name="P48"><text:span text:style-name="Source_20_Text"><text:span text:style-name="T5">windows/pcp_window.py</text:span></text:span><text:span text:style-name="T1">:</text:span> Classe <text:span text:style-name="Source_20_Text"><text:span text:style-name="T2">PCPWindow</text:span></text:span>, lida com toda a lógica de criação e gerenciamento de Ordens de Produção.</text:p>
          </text:list-item>
          <text:list-item>
            <text:p text:style-name="P48"><text:span text:style-name="Source_20_Text"><text:span text:style-name="T5">windows/production_app_window.py</text:span></text:span><text:span text:style-name="T1">:</text:span> Classe <text:span text:style-name="Source_20_Text"><text:span text:style-name="T2">App</text:span></text:span>, a tela principal de apontamento com uma máquina de estados interna para controlar o fluxo (IDLE, SETUP, PRODUCTION).</text:p>
          </text:list-item>
          <text:list-item>
            <text:p text:style-name="P48"><text:span text:style-name="Source_20_Text"><text:span text:style-name="T5">windows/dashboard_manager_view.py</text:span></text:span><text:span text:style-name="T1">:</text:span> Classe <text:span text:style-name="Source_20_Text"><text:span text:style-name="T2">DashboardManagerView</text:span></text:span>, focada na leitura e visualização de dados agregados.</text:p>
          </text:list-item>
          <text:list-item>
            <text:p text:style-name="P48"><text:span text:style-name="Source_20_Text"><text:span text:style-name="T5">windows/user_manager_window.py</text:span></text:span><text:span text:style-name="T1">:</text:span> Classe <text:span text:style-name="Source_20_Text"><text:span text:style-name="T2">UserManagerWindow</text:span></text:span>, implementa o CRUD de usuários.</text:p>
          </text:list-item>
          <text:list-item>
            <text:p text:style-name="P48"><text:span text:style-name="Source_20_Text"><text:span text:style-name="T5">schemas.py</text:span></text:span><text:span text:style-name="T1">, </text:span><text:span text:style-name="Source_20_Text"><text:span text:style-name="T5">languages.py</text:span></text:span><text:span text:style-name="T1">:</text:span> Arquivos de configuração que desacoplam metadados e textos da lógica principal, facilitando a manutenção e tradução.</text:p>
          </text:list-item>
        </text:list>
        <text:h text:style-name="P5" text:outline-level="3">16. Extensibilidade e Manutenção</text:h>
        <text:list text:style-name="L19">
          <text:list-item>
            <text:p text:style-name="P49"><text:span text:style-name="T1">Novas Funcionalidades:</text:span> Novas telas podem ser criadas como classes que herdam de <text:span text:style-name="Source_20_Text"><text:span text:style-name="T2">Toplevel</text:span></text:span> no pacote <text:span text:style-name="Source_20_Text"><text:span text:style-name="T2">windows/</text:span></text:span> e integradas ao fluxo de navegação no <text:span text:style-name="Source_20_Text"><text:span text:style-name="T2">AppController</text:span></text:span> ou no <text:span text:style-name="Source_20_Text"><text:span text:style-name="T2">MenuPrincipalWindow</text:span></text:span>.</text:p>
          </text:list-item>
          <text:list-item>
            <text:p text:style-name="P49"><text:span text:style-name="T1">Manutenção do Banco:</text:span> Para adicionar novas colunas ou tabelas, deve-se criar um script de migração SQL. A alteração de tabelas de apoio pode ser feita pela própria interface de "Gerenciar Tabelas de Apoio", desde que a estrutura da tabela seja adicionada ao <text:span text:style-name="Source_20_Text"><text:span text:style-name="T2">schemas.py</text:span></text:span>.</text:p>
          </text:list-item>
          <text:list-item>
            <text:p text:style-name="P49"><text:span text:style-name="T1">Portabilidade de Banco:</text:span> Para migrar para MySQL, por exemplo, seria necessário substituir <text:span text:style-name="Source_20_Text"><text:span text:style-name="T2">psycopg2</text:span></text:span> por <text:span text:style-name="Source_20_Text"><text:span text:style-name="T2">mysql-connector-python</text:span></text:span>, ajustar o <text:span text:style-name="Source_20_Text"><text:span text:style-name="T2">database.py</text:span></text:span> e revisar a sintaxe das queries SQL nos arquivos das janelas para garantir compatibilidade.</text:p>
          </text:list-item>
        </text:list>
        <text:h text:style-name="P5" text:outline-level="3">17. Glossário de Termos Técnicos e Siglas</text:h>
        <text:list text:style-name="L20">
          <text:list-item>
            <text:p text:style-name="P50"><text:span text:style-name="T1">OP / WO:</text:span> Ordem de Produção / Work Order. Documento que autoriza e especifica as etapas para a fabricação de um produto.</text:p>
          </text:list-item>
          <text:list-item>
            <text:p text:style-name="P50"><text:span text:style-name="T1">PCP:</text:span> Planejamento e Controle da Produção. Setor responsável por gerenciar o fluxo produtivo.</text:p>
          </text:list-item>
          <text:list-item>
            <text:p text:style-name="P50"><text:span text:style-name="T1">KPI:</text:span> Key Performance Indicator. Indicador Chave de Desempenho.</text:p>
          </text:list-item>
          <text:list-item>
            <text:p text:style-name="P50"><text:span text:style-name="T1">OEE:</text:span> Overall Equipment Effectiveness. Principal KPI para medir a eficiência de um equipamento.</text:p>
          </text:list-item>
          <text:list-item>
            <text:p text:style-name="P50"><text:span text:style-name="T1">Setup:</text:span> Período de preparação de uma máquina para iniciar a produção de um novo item.</text:p>
          </text:list-item>
          <text:list-item>
            <text:p text:style-name="P50"><text:span text:style-name="T1">Tiragem:</text:span> Quantidade de unidades a serem produzidas.</text:p>
          </text:list-item>
          <text:list-item>
            <text:p text:style-name="P50"><text:span text:style-name="T1">Giros:</text:span> No contexto gráfico, refere-se às rotações do cilindro da impressora, muitas vezes relacionado à quantidade de cores.</text:p>
          </text:list-item>
        </text:list>
        <text:h text:style-name="P5" text:outline-level="3"><text:soft-page-break/>18. Apêndices</text:h>
        <text:list text:style-name="L21">
          <text:list-item>
            <text:p text:style-name="P51"><text:span text:style-name="T1">Licenciamento:</text:span> O sistema é distribuído sob a Licença MIT, conforme o arquivo <text:span text:style-name="Source_20_Text"><text:span text:style-name="T2">LICENSE</text:span></text:span>. Permite uso, modificação e distribuição com poucas restrições.</text:p>
          </text:list-item>
          <text:list-item>
            <text:p text:style-name="P51"><text:span text:style-name="T1">Changelog:</text:span> (Esta seção seria preenchida com o histórico de versões da aplicação).</text:p>
            <text:list>
              <text:list-item>
                <text:p text:style-name="P51"><text:span text:style-name="T1">v1.0 (06/08/2025):</text:span> Lançamento inicial com funcionalidades de Login, PCP, Apontamento e Dashboard Gerencial.</text:p>
              </text:list-item>
            </text:list>
          </text:list-item>
        </text:list>
      </text:section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09:58:39.149689600</meta:creation-date>
    <dc:date>2025-08-06T17:11:47.676804800</dc:date>
    <meta:editing-duration>PT4H29M42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2" meta:paragraph-count="328" meta:word-count="4124" meta:character-count="26425" meta:non-whitespace-character-count="22882"/>
  </office:meta>
</office:document-meta>
</file>